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00E2715ECCEC45C0.png" manifest:media-type="image/png"/>
  <manifest:file-entry manifest:full-path="Pictures/1000000000000008000000082B5AA46B8D80901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 L" svg:font-family="'Nimbus Sans L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text-align="center" style:justify-single-word="false" style:page-number="auto" fo:break-before="page"/>
      <style:text-properties officeooo:rsid="0008db50" officeooo:paragraph-rsid="007c26d2"/>
    </style:style>
    <style:style style:name="P2" style:family="paragraph" style:parent-style-name="Text_20_body">
      <style:paragraph-properties fo:text-align="center" style:justify-single-word="false"/>
      <style:text-properties officeooo:rsid="0008db50" officeooo:paragraph-rsid="007c26d2"/>
    </style:style>
    <style:style style:name="P3" style:family="paragraph" style:parent-style-name="Text_20_body">
      <style:paragraph-properties fo:text-align="center" style:justify-single-word="false"/>
      <style:text-properties officeooo:rsid="007dba76" officeooo:paragraph-rsid="007dba76"/>
    </style:style>
    <style:style style:name="P4" style:family="paragraph" style:parent-style-name="Text_20_body">
      <style:text-properties officeooo:rsid="007e74e2" officeooo:paragraph-rsid="007e74e2"/>
    </style:style>
    <style:style style:name="P5" style:family="paragraph" style:parent-style-name="Text_20_body">
      <style:text-properties officeooo:rsid="007eb9b9" officeooo:paragraph-rsid="007eb9b9"/>
    </style:style>
    <style:style style:name="P6" style:family="paragraph" style:parent-style-name="Text_20_body">
      <style:text-properties officeooo:rsid="007f3631" officeooo:paragraph-rsid="007f3631"/>
    </style:style>
    <style:style style:name="P7" style:family="paragraph" style:parent-style-name="Title">
      <style:paragraph-properties fo:break-before="page"/>
    </style:style>
    <style:style style:name="P8" style:family="paragraph" style:parent-style-name="Titre_20_partie">
      <style:paragraph-properties fo:break-before="page"/>
    </style:style>
    <style:style style:name="P9" style:family="paragraph" style:parent-style-name="Titre_20_chapitre">
      <style:text-properties officeooo:paragraph-rsid="0082bfd7"/>
    </style:style>
    <style:style style:name="P10" style:family="paragraph" style:parent-style-name="Title">
      <style:text-properties officeooo:rsid="0082bfd7" officeooo:paragraph-rsid="0082bfd7"/>
    </style:style>
    <style:style style:name="P11" style:family="paragraph" style:parent-style-name="Scène">
      <style:text-properties officeooo:rsid="0082bfd7" officeooo:paragraph-rsid="0082bfd7"/>
    </style:style>
    <style:style style:name="P12" style:family="paragraph" style:parent-style-name="Standard" style:master-page-name="First_20_Page">
      <style:paragraph-properties style:page-number="auto"/>
      <style:text-properties officeooo:rsid="007dba76" officeooo:paragraph-rsid="007dba76"/>
    </style:style>
    <style:style style:name="P13" style:family="paragraph" style:parent-style-name="Text_20_body">
      <style:text-properties officeooo:rsid="007e74e2" officeooo:paragraph-rsid="007e74e2"/>
    </style:style>
    <style:style style:name="P14" style:family="paragraph" style:parent-style-name="Text_20_body">
      <style:text-properties officeooo:rsid="007f3631" officeooo:paragraph-rsid="007f3631"/>
    </style:style>
    <style:style style:name="P15" style:family="paragraph" style:parent-style-name="Dédicace">
      <style:text-properties officeooo:rsid="0082bfd7" officeooo:paragraph-rsid="0082bfd7"/>
    </style:style>
    <style:style style:name="T1" style:family="text">
      <style:text-properties officeooo:rsid="007e74e2"/>
    </style:style>
    <style:style style:name="T2" style:family="text">
      <style:text-properties officeooo:rsid="007eb9b9"/>
    </style:style>
    <style:style style:name="T3" style:family="text">
      <style:text-properties officeooo:rsid="007f3631"/>
    </style:style>
    <style:style style:name="T4" style:family="text">
      <style:text-properties officeooo:rsid="0081139e"/>
    </style:style>
    <style:style style:name="T5" style:family="text">
      <style:text-properties officeooo:rsid="008156b9"/>
    </style:style>
    <style:style style:name="T6" style:family="text">
      <style:text-properties officeooo:rsid="008250b2"/>
    </style:style>
    <style:style style:name="T7" style:family="text">
      <style:text-properties officeooo:rsid="0082bf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uverture, <text:span text:style-name="T7">coller ici l'image de couverture</text:span></text:p>
      <text:p text:style-name="P7"/>
      <text:p text:style-name="P10">Titre principale</text:p>
      <text:p text:style-name="Subtitle">Sous-titre</text:p>
      <text:p text:style-name="Auteur">Auteur</text:p>
      <text:p text:style-name="P3"/>
      <text:p text:style-name="P1"/>
      <text:p text:style-name="P2"/>
      <text:p text:style-name="P2"/>
      <text:p text:style-name="P2"/>
      <text:p text:style-name="P15">Dédicace</text:p>
      <text:p text:style-name="P2"/>
      <text:p text:style-name="P8">Première partie</text:p>
      <text:h text:style-name="P9" text:outline-level="2">Chapitre <text:span text:style-name="T1">I</text:span></text:h>
      <text:p text:style-name="Scène">Titre scène</text:p>
      <text:p text:style-name="P11">Texte de la scè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 L" svg:font-family="'Nimbus Sans L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fill-image draw:name="Sky" xlink:href="Pictures/100000000000005E0000005E00E2715ECCEC45C0.png" xlink:type="simple" xlink:show="embed" xlink:actuate="onLoad"/>
    <draw:opacity draw:name="Transparency_20_1" draw:display-name="Transparency 1" draw:style="ellipsoid" draw:cx="50%" draw:cy="50%" draw:start="100%" draw:end="0%" draw:angle="0" draw:border="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0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text-indent="0cm" style:auto-text-indent="false" style:page-number="1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5cm" style:type="right" style:leader-style="dotted" style:leader-text="."/>
        </style:tab-stops>
      </style:paragraph-properties>
      <style:text-properties style:font-name="Nimbus Sans L" fo:font-family="'Nimbus Sans L'" style:font-style-name="Normal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cm" fo:margin-right="0cm" fo:margin-top="2cm" fo:margin-bottom="0.3cm" loext:contextual-spacing="false" fo:text-align="center" style:justify-single-word="false" fo:keep-together="always" fo:text-indent="0cm" style:auto-text-indent="false" style:page-number="auto" fo:break-before="page"/>
      <style:text-properties fo:font-size="105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1cm" fo:margin-bottom="1.199cm" loext:contextual-spacing="false" fo:text-align="center" style:justify-single-word="false" fo:text-indent="0cm" style:auto-text-indent="false" style:page-number="auto" fo:break-before="pag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Original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4.5cm" style:type="center"/>
          <style:tab-stop style:position="8.5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/>
      <style:text-properties fo:font-size="11pt" fo:font-weight="bold" style:font-size-asian="14pt" style:font-weight-asian="bold" style:font-size-complex="14pt" style:font-weight-complex="600"/>
    </style:style>
    <style:style style:name="Endnote" style:family="paragraph" style:parent-style-name="Standard" style:next-style-name="Note_20_de_20_fin_20_suite" style:class="extra" style:master-page-name="">
      <style:paragraph-properties fo:margin-left="0.598cm" fo:margin-right="0cm" fo:margin-top="0.4cm" fo:margin-bottom="0cm" loext:contextual-spacing="false" fo:text-align="start" style:justify-single-word="false" fo:text-indent="-0.598cm" style:auto-text-indent="false" style:page-number="auto" text:number-lines="false" text:line-number="0"/>
      <style:text-properties fo:font-size="12pt" fo:font-weight="bold" style:font-size-asian="10pt" style:font-size-complex="10pt"/>
    </style:style>
    <style:style style:name="Note_20_de_20_fin_20_suite" style:display-name="Note de fin suite" style:family="paragraph" style:parent-style-name="Endnote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0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itation_20_originale" style:display-name="Citation originale" style:family="paragraph" style:parent-style-name="Text_20_body">
      <style:paragraph-properties fo:margin-left="1.499cm" fo:margin-right="0cm" fo:text-indent="0cm" style:auto-text-indent="false"/>
      <style:text-properties fo:font-style="italic" style:font-size-asian="10.5pt"/>
    </style:style>
    <style:style style:name="Contents_20_2" style:display-name="Contents 2" style:family="paragraph" style:parent-style-name="Contents_20_1" style:class="index">
      <style:paragraph-properties fo:margin-left="0.499cm" fo:margin-right="0cm" fo:text-indent="0cm" style:auto-text-indent="false">
        <style:tab-stops>
          <style:tab-stop style:position="9.0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251cm" style:type="center"/>
          <style:tab-stop style:position="8.502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Signature" style:family="paragraph" style:parent-style-name="Standard" style:class="text">
      <style:paragraph-properties fo:text-align="center" style:justify-single-word="false" text:number-lines="false" text:line-number="0"/>
      <style:text-properties style:font-name="Liberation Sans1" fo:font-family="'Liberation Sans'" style:font-style-name="Normal" style:font-family-generic="swiss" style:font-pitch="variable" fo:font-size="9pt" fo:font-style="italic" style:font-size-asian="10.5pt"/>
    </style:style>
    <style:style style:name="Illustration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Contents_20_2" style:class="index">
      <style:paragraph-properties fo:margin-left="0.998cm" fo:margin-right="0cm" fo:text-indent="0cm" style:auto-text-indent="false">
        <style:tab-stops>
          <style:tab-stop style:position="7.504cm" style:type="right" style:leader-style="dotted" style:leader-text="."/>
        </style:tab-stops>
      </style:paragraph-properties>
    </style:style>
    <style:style style:name="Liaison" style:family="paragraph" style:parent-style-name="List">
      <style:text-properties fo:font-size="7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uteur" style:family="paragraph" style:parent-style-name="Text_20_body">
      <style:paragraph-properties fo:text-align="center" style:justify-single-word="false"/>
      <style:text-properties officeooo:rsid="0082bfd7"/>
    </style:style>
    <style:style style:name="Dédicace" style:family="paragraph" style:parent-style-name="Standard">
      <style:paragraph-properties fo:text-align="end" style:justify-single-word="false"/>
      <style:text-properties officeooo:rsid="008250b2"/>
    </style:style>
    <style:style style:name="Titre_20_chapitre" style:display-name="Titre chapitre" style:family="paragraph" style:parent-style-name="Heading_20_2">
      <style:text-properties officeooo:rsid="007dba76"/>
    </style:style>
    <style:style style:name="Scène" style:family="paragraph" style:parent-style-name="Text_20_body">
      <style:text-properties officeooo:rsid="007e74e2"/>
    </style:style>
    <style:style style:name="Titre_20_partie" style:display-name="Titre partie" style:family="paragraph" style:parent-style-name="Subtitle">
      <style:paragraph-properties fo:text-align="end" style:justify-single-word="false" fo:keep-with-next="auto"/>
    </style:style>
    <style:style style:name="Titre_20_scène" style:display-name="Titre scène" style:family="paragraph" style:parent-style-name="Scène">
      <style:text-properties fo:font-style="italic" officeooo:rsid="0082bfd7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7.3cm" style:num-format="1" style:print-orientation="portrait" fo:margin-top="1.10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7.3cm" style:num-format="1" style:print-orientation="portrait" fo:margin-top="0cm" fo:margin-bottom="0cm" fo:margin-left="0cm" fo:margin-right="0cm" fo:background-color="#999999" style:writing-mode="lr-tb" draw:fill="solid" draw:fill-color="#999999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01:15:31.412075212</meta:creation-date>
    <meta:editing-duration>PT1M57S</meta:editing-duration>
    <meta:editing-cycles>2</meta:editing-cycles>
    <meta:generator>LibreOffice/5.0.3.2$Linux_X86_64 LibreOffice_project/00m0$Build-2</meta:generator>
    <meta:initial-creator>FaVdB </meta:initial-creator>
    <dc:date>2016-11-10T01:15:52.149338962</dc:date>
    <dc:creator>FaVdB </dc:creator>
    <meta:document-statistic meta:table-count="0" meta:image-count="0" meta:object-count="0" meta:page-count="5" meta:paragraph-count="9" meta:word-count="21" meta:character-count="137" meta:non-whitespace-character-count="125"/>
    <meta:user-defined meta:name="Creator01">FaVdB</meta:user-defined>
    <meta:template xlink:type="simple" xlink:actuate="onRequest" xlink:title="Livre" xlink:href="../../../../../../../.config/libreoffice/4/user/template/Livre.ott" meta:date="2016-03-15T23:01:46.866065965"/>
  </office:meta>
</office:document-meta>
</file>